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a761" officeooo:paragraph-rsid="001ca761"/>
    </style:style>
    <style:style style:name="P2" style:family="paragraph" style:parent-style-name="Standard">
      <style:paragraph-properties fo:text-align="center" style:justify-single-word="false"/>
      <style:text-properties officeooo:rsid="001ca761" officeooo:paragraph-rsid="001ca761"/>
    </style:style>
    <style:style style:name="P3" style:family="paragraph" style:parent-style-name="Standard">
      <style:paragraph-properties fo:text-align="center" style:justify-single-word="false"/>
      <style:text-properties fo:font-size="14pt" officeooo:rsid="001ca761" officeooo:paragraph-rsid="001ca761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rsid="001ca761" officeooo:paragraph-rsid="001ca761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fo:font-weight="bold" officeooo:rsid="001ca761" officeooo:paragraph-rsid="001ca761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fo:font-weight="normal" officeooo:rsid="001ca761" officeooo:paragraph-rsid="001ca761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fo:font-weight="normal" officeooo:rsid="001d97f4" officeooo:paragraph-rsid="001d97f4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officeooo:paragraph-rsid="001ca761"/>
    </style:style>
    <style:style style:name="P9" style:family="paragraph" style:parent-style-name="Standard">
      <style:paragraph-properties fo:text-align="center" style:justify-single-word="false"/>
      <style:text-properties fo:font-size="16pt" officeooo:rsid="001ca761" officeooo:paragraph-rsid="001ca76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officeooo:paragraph-rsid="001ca761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1ca761" officeooo:paragraph-rsid="001ca761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ca761" officeooo:paragraph-rsid="001ca76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d97f4" officeooo:paragraph-rsid="001d97f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center" style:justify-single-word="false"/>
      <style:text-properties officeooo:paragraph-rsid="001ca761"/>
    </style:style>
    <style:style style:name="P15" style:family="paragraph" style:parent-style-name="Standard">
      <style:paragraph-properties fo:text-align="center" style:justify-single-word="false"/>
      <style:text-properties fo:font-size="14pt" fo:font-style="italic" fo:font-weight="normal" officeooo:rsid="001ca761" officeooo:paragraph-rsid="001ca761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ca761"/>
    </style:style>
    <style:style style:name="T2" style:family="text">
      <style:text-properties fo:font-size="14pt" officeooo:rsid="001ca761" style:font-size-asian="12.25pt" style:font-size-complex="14pt"/>
    </style:style>
    <style:style style:name="T3" style:family="text">
      <style:text-properties officeooo:rsid="001d97f4"/>
    </style:style>
    <style:style style:name="T4" style:family="text">
      <style:text-properties officeooo:rsid="001ed50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ADME</text:p>
      <text:p text:style-name="P3"/>
      <text:list text:style-name="L1">
        <text:list-header>
          <text:p text:style-name="P14"><text:span text:style-name="T2"/></text:p>
        </text:list-header>
      </text:list>
      <text:p text:style-name="P10"><text:span text:style-name="T2"/></text:p>
      <text:p text:style-name="P15">Sobre o Projeto</text:p>
      <text:p text:style-name="P2"/>
      <text:p text:style-name="P1">Projeto desenvolvido com uso de biblioteca PyQt5 para a interface gráfica, Matplotlib para plotar os gráficos e NumPy para manipulação de dados. Consistindo em uma interface gráfica que importa arquivo csv da máquina do usuário com dados climáticos referentes a temperaturas mínima média e máxima e permite que sejam plotados gráficos de barra e/ou gráfico cartesiano</text:p>
      <text:p text:style-name="P1"/>
      <text:p text:style-name="P2"/>
      <text:p text:style-name="P2"/>
      <text:p text:style-name="P6">Dados Importados</text:p>
      <text:p text:style-name="P5"/>
      <text:p text:style-name="P12">Os dados a serem plotados tem de ser importados através de arquivo csv, com dados seguindo a seguinte ordem: Meses do Ano, seguido das temperaturas médias para cadas mês, seguido das temperaturas mínimas parada cada mês, seguido das temperaturas máximas para cada mês. A unidade decimal da temperatura deve usar notação de ponto. Tendo como exemplo de formato válido o arquivo ‘dados.csv’ referentes a medições de temperatura da cidade do Rio de Janeiro.</text:p>
      <text:p text:style-name="P12"/>
      <text:p text:style-name="P12"/>
      <text:p text:style-name="P12"/>
      <text:p text:style-name="P7">Estruturação do Projeto</text:p>
      <text:p text:style-name="P7"/>
      <text:p text:style-name="P13">Projeto todo desenvolvido no arquivo gui.py, na classe TemperaturesApp. <text:span text:style-name="T4">Possuindo as classes load_csv para fazer o carregamento do arquivo, classe display_data para mostrar os dados carregados na tela em forma de tabela, e classes plot_cartesian e plot_bar para realizar o plot dos gráficos.</text:span></text:p>
      <text:p text:style-name="P11"/>
      <text:p text:style-name="P11"/>
      <text:p text:style-name="P11"/>
      <text:p text:style-name="P4">Instalação</text:p>
      <text:p text:style-name="P1"/>
      <text:p text:style-name="P8"><text:span text:style-name="T1">Foi utilizado ambiente virtual python, venv, utilizando os pacotes presentes no arquivo ‘requirements.txt’. Para instalar as dependências basta executar o comando ‘pip install -r requirements.txt’. </text:span><text:span text:style-name="T3">Utilizada Python na versão 3.11.8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4:03:33.939650832</meta:creation-date>
    <dc:date>2024-06-17T06:28:44.416642314</dc:date>
    <meta:editing-duration>PT41M32S</meta:editing-duration>
    <meta:editing-cycles>3</meta:editing-cycles>
    <meta:generator>LibreOffice/7.6.6.3$Linux_X86_64 LibreOffice_project/60$Build-3</meta:generator>
    <meta:document-statistic meta:table-count="0" meta:image-count="0" meta:object-count="0" meta:page-count="1" meta:paragraph-count="10" meta:word-count="213" meta:character-count="1415" meta:non-whitespace-character-count="1212"/>
  </office:meta>
</office:document-meta>
</file>